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6000000EB7A353C75.png" manifest:media-type="image/png"/>
  <manifest:file-entry manifest:full-path="Pictures/100000010000047A00000054E03416B4.png" manifest:media-type="image/png"/>
  <manifest:file-entry manifest:full-path="Pictures/10000001000003E000000227B0BC81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b59e5" officeooo:paragraph-rsid="001b59e5" style:font-size-asian="18pt" style:font-weight-asian="bold" style:font-size-complex="18pt" style:font-weight-complex="bold"/>
    </style:style>
    <style:style style:name="P2" style:family="paragraph" style:parent-style-name="Standard">
      <style:text-properties fo:font-weight="bold" officeooo:rsid="001b59e5" officeooo:paragraph-rsid="001b59e5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6</text:p>
      <text:p text:style-name="P1"/>
      <text:p text:style-name="P2">ACTIVIDAD 1</text:p>
      <text:p text:style-name="P2"><draw:frame draw:style-name="fr1" draw:name="Imagen1" text:anchor-type="char" svg:width="17cm" svg:height="9.442cm" draw:z-index="0"><draw:image xlink:href="Pictures/10000001000003E000000227B0BC819E.png" xlink:type="simple" xlink:show="embed" xlink:actuate="onLoad" draw:mime-type="image/png"/></draw:frame></text:p>
      <text:p text:style-name="P2"><draw:frame draw:style-name="fr1" draw:name="Imagen2" text:anchor-type="char" svg:width="17cm" svg:height="1.245cm" draw:z-index="1"><draw:image xlink:href="Pictures/100000010000047A00000054E03416B4.png" xlink:type="simple" xlink:show="embed" xlink:actuate="onLoad" draw:mime-type="image/png"/></draw:frame></text:p>
      <text:p text:style-name="P2"><draw:frame draw:style-name="fr1" draw:name="Imagen3" text:anchor-type="char" svg:width="17cm" svg:height="3.819cm" draw:z-index="2"><draw:image xlink:href="Pictures/1000000100000416000000EB7A353C75.png" xlink:type="simple" xlink:show="embed" xlink:actuate="onLoad" draw:mime-type="image/png"/></draw:frame></text:p>
      <text:p text:style-name="P2"/>
      <text:p text:style-name="P2">ACTIVIDAD 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09:32:59.838306784</meta:creation-date>
    <dc:date>2024-11-21T09:36:21.524377898</dc:date>
    <meta:editing-duration>PT3M22S</meta:editing-duration>
    <meta:editing-cycles>1</meta:editing-cycles>
    <meta:document-statistic meta:table-count="0" meta:image-count="3" meta:object-count="0" meta:page-count="1" meta:paragraph-count="3" meta:word-count="6" meta:character-count="28" meta:non-whitespace-character-count="25"/>
    <meta:generator>LibreOffice/24.2.6.2$Linux_X86_64 LibreOffice_project/420$Build-2</meta:generator>
  </office:meta>
</office:document-meta>
</file>